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text-properties officeooo:rsid="00191a00" officeooo:paragraph-rsid="00191a00"/>
    </style:style>
    <style:style style:name="P26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7" style:family="paragraph" style:parent-style-name="Text_20_body">
      <style:text-properties officeooo:rsid="001c43dc" officeooo:paragraph-rsid="001c43dc"/>
    </style:style>
    <style:style style:name="P28" style:family="paragraph" style:parent-style-name="Text_20_body">
      <style:paragraph-properties fo:text-align="start" style:justify-single-word="false"/>
      <style:text-properties officeooo:rsid="0020395f" officeooo:paragraph-rsid="0022acdc"/>
    </style:style>
    <style:style style:name="P29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30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1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32" style:family="paragraph" style:parent-style-name="Text_20_body">
      <style:text-properties officeooo:rsid="0020395f" officeooo:paragraph-rsid="0020395f"/>
    </style:style>
    <style:style style:name="P33" style:family="paragraph" style:parent-style-name="Standard">
      <style:text-properties officeooo:paragraph-rsid="00320c4a"/>
    </style:style>
    <style:style style:name="P34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5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7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8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39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40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41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42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3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4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5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6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7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8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49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50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51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52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53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4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5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6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57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8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59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0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61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2" style:family="paragraph" style:parent-style-name="Text_20_body">
      <style:paragraph-properties fo:text-align="start" style:justify-single-word="false"/>
      <style:text-properties officeooo:paragraph-rsid="003d32ca"/>
    </style:style>
    <style:style style:name="P63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4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5" style:family="paragraph" style:parent-style-name="Heading_20_1">
      <style:paragraph-properties fo:text-align="center" style:justify-single-word="false"/>
    </style:style>
    <style:style style:name="P66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67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68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69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70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71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72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73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74" style:family="paragraph" style:parent-style-name="Heading_20_3">
      <style:text-properties officeooo:paragraph-rsid="0020395f"/>
    </style:style>
    <style:style style:name="P75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76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77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78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79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80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81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82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83" style:family="paragraph" style:parent-style-name="Text_20_body">
      <style:text-properties officeooo:rsid="00191a00" officeooo:paragraph-rsid="00191a00"/>
    </style:style>
    <style:style style:name="P84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85" style:family="paragraph" style:parent-style-name="Text_20_body">
      <style:paragraph-properties fo:text-align="start" style:justify-single-word="false"/>
      <style:text-properties officeooo:paragraph-rsid="001bbca6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1b1d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6">No flex-box a largura de um container ou de um item é ajustado automaticamente de acordo com o espaço disponivel pra eles</text:p>
      <text:p text:style-name="P2">___________________________</text:p>
      <text:p text:style-name="P25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25">display: flex;</text:p>
      <text:h text:style-name="Heading_20_3" text:outline-level="3">nivel de linha:</text:h>
      <text:p text:style-name="P25">display: inline-flex;</text:p>
      <text:p text:style-name="P85"><text:span text:style-name="T30">________________________________________________________________________________</text:span></text:p>
      <text:h text:style-name="P65" text:outline-level="1">Propriedade dos Containers</text:h>
      <text:p text:style-name="P56">Todas as propriedades <text:span text:style-name="T29">são </text:span>aplicadas no container</text:p>
      <text:h text:style-name="P66" text:outline-level="1">Flex direction</text:h>
      <text:p text:style-name="P1">O flex-direction serve para organizar a direção do conteudo, direção em linha ou em coluna</text:p>
      <text:p text:style-name="P26">flex-direction: <text:s/>;</text:p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a caso queira os itens um do lado do outro</text:p>
      <text:p text:style-name="P2"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___________________________</text:p>
      <text:h text:style-name="Heading_20_3" text:outline-level="3">Row / Column reverse:</text:h>
      <text:p text:style-name="P26">O row e o culumn tem um valor alternativo, o row-reverse e o column-reverse</text:p>
      <text:p text:style-name="P2"><text:soft-page-break/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65" text:outline-level="1">Flex-wrap</text:h>
      <text:p text:style-name="P26">Caso <text:span text:style-name="T4">o container flex tenha muito conteudo isso pode se tornar um problema já que o flex-box vai tentar colocar tudo em uma única linha, pra ajus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27">Flex-wrap: nowrap;</text:p>
      <text:p text:style-name="P27">valor padrão, tenta deixar todos os conteudos do container flex em uma única linha</text:p>
      <text:p text:style-name="P3">___________________________</text:p>
      <text:h text:style-name="Heading_20_3" text:outline-level="3">wrap:</text:h>
      <text:p text:style-name="P27">Flex-wrap: wrap;</text:p>
      <text:p text:style-name="P27">faz com que os itens / conteudos que excedem / ultrapassem o espaço disponivel na linha, sejam movidos pra próxima linha, é basicamente um quebra de linha quando não tem mais espaço disponivel</text:p>
      <text:p text:style-name="P3">___________________________</text:p>
      <text:h text:style-name="Heading_20_3" text:outline-level="3">wrap-reverse:</text:h>
      <text:p text:style-name="P27">Flex-wrap: wrap-reverse;</text:p>
      <text:p text:style-name="P27">quebra a linha pra cima quando não tem mais espaço disponivel, ou seja, os itens que não cabem vão pra cima</text:p>
      <text:p text:style-name="P3">________________________________________________________________________________</text:p>
      <text:h text:style-name="P65" text:outline-level="1">Justify-content</text:h>
      <text:p text:style-name="P34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___________________________</text:p>
      <text:p text:style-name="P31">Se o flex-direction estiver como row (linha) que é o seu valor padrão, o justify-content vai alinhar os itens na horizontal, mas se estiver como column ele vai alinhar na vertical</text:p>
      <text:p text:style-name="P31">justify-content: <text:s/>;</text:p>
      <text:p text:style-name="P31"/>
      <text:p text:style-name="P31"><text:soft-page-break/></text:p>
      <text:p text:style-name="P31"/>
      <text:p text:style-name="P31"/>
      <text:p text:style-name="P31"/>
      <text:p text:style-name="P4">___________________________</text:p>
      <text:h text:style-name="P74" text:outline-level="3">flex-start:</text:h>
      <text:p text:style-name="P32">Justify-content: flex-start;</text:p>
      <text:p text:style-name="P32">Vai alinhar os itens no começo do container no sentido horizontal, o começo geralmente fica na esquerda</text:p>
      <text:p text:style-name="P32">Com o flex-direction: column; o flex-start vai alinhar os itens no começo do container no sentido vertical, que fica geralmente na parte superior (em cima)</text:p>
      <text:p text:style-name="P4">___________________________</text:p>
      <text:h text:style-name="P75" text:outline-level="3">flex-<text:span text:style-name="T6">end</text:span>:</text:h>
      <text:p text:style-name="P35">Justify-content: flex-end;</text:p>
      <text:p text:style-name="P35">Vai alinhar os itens no final do container no sentido horizontal, o final geralmente fica na direita</text:p>
      <text:p text:style-name="P35">Com o flex-direction: column; o flex-end vai alinhar os itens no final do container no sentido vertical, que fica geralmente na parte inferior (em baixo)</text:p>
      <text:p text:style-name="P10">___________________________</text:p>
      <text:h text:style-name="P75" text:outline-level="3"><text:span text:style-name="T6">center</text:span>:</text:h>
      <text:p text:style-name="P35">Justify-content: center;</text:p>
      <text:p text:style-name="P35">Vai alinhar os itens no centro do container no sentido horizontal, ou seja, ele vai centralizar horizontalmente</text:p>
      <text:p text:style-name="P35">Com o flex-direction: column; o center vai alinhar os itens no centro do container no sentido vertical, ou seja, ele vai centralizar verticalmente</text:p>
      <text:p text:style-name="P10">___________________________</text:p>
      <text:h text:style-name="P75" text:outline-level="3"><text:span text:style-name="T6">space-between</text:span>:</text:h>
      <text:p text:style-name="P35">Justify-content: space-between;</text:p>
      <text:p text:style-name="P35">Vai fazer o primeiro item ficar alinhado no começo do container, o ultimo vai ir pro final e o resto vai ser destribuido uniformemente entre eles <text:span text:style-name="T7">no sentido horizontalmente, ou seja, o primeiro vai ficar na esquerda, o ultimo na direita e o resto entre os dois</text:span></text:p>
      <text:p text:style-name="P41">Com o flex-direction: column; o space-between vai fazer a mesma coisa só que no sentido vertical, o primeiro vai ficar na parte superior (em cima), o ultimo vai ficar na parte inferior (em baixo) e o resto vai ficar entre os dois</text:p>
      <text:p text:style-name="P28"><text:soft-page-break/></text:p>
      <text:p text:style-name="P28"/>
      <text:p text:style-name="P28"/>
      <text:p text:style-name="P28"/>
      <text:p text:style-name="P11">___________________________</text:p>
      <text:h text:style-name="P76" text:outline-level="3"><text:span text:style-name="T6">space-</text:span><text:span text:style-name="T7">around</text:span>:</text:h>
      <text:p text:style-name="P36">Justify-content: space-<text:span text:style-name="T7">around</text:span>;</text:p>
      <text:p text:style-name="P41">Vai fazer com que os itens fiquem destribuidos uniformemente no container, dando margens iguais tanto na esquerda quanto na direita horizontalmente</text:p>
      <text:p text:style-name="P42">Com o flex-direction: column; o space-around vai ter o mesmo comportamento só que no sentido vertical, a diferença é que as margens serão iguais tanto em cima quando em baixo, ao invés de na esquerda e direita</text:p>
      <text:p text:style-name="P12">___________________________</text:p>
      <text:h text:style-name="P77" text:outline-level="3"><text:span text:style-name="T6">space-</text:span><text:span text:style-name="T8">evenly</text:span>:</text:h>
      <text:p text:style-name="P37">Justify-content: space-<text:span text:style-name="T8">evenly</text:span>;</text:p>
      <text:p text:style-name="P43">Vai fazer <text:span text:style-name="T9">com que os itens tenham o mesmo espaçamento, tenham o mesmo espaço entre eles, até mesmo nas bordas esquerdas e direitas, tudo isso no sentido horizontal</text:span></text:p>
      <text:p text:style-name="P43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5">________________________________________________________________________________</text:p>
      <text:h text:style-name="P71" text:outline-level="1">Align-items</text:h>
      <text:p text:style-name="P44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5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5"><text:span text:style-name="T11">Q</text:span>uando o flex-direction estiver column o justify-content e o align-items vão inverter os papeis <text:span text:style-name="T11">(alinhamento)</text:span></text:p>
      <text:p text:style-name="P46">align-items: <text:s/>;</text:p>
      <text:p text:style-name="P13">___________________________</text:p>
      <text:h text:style-name="P78" text:outline-level="3"><text:soft-page-break/>flex-start:</text:h>
      <text:p text:style-name="P46">align-items: flex-start;</text:p>
      <text:p text:style-name="P46">Vai alinhar os itens no começo do container, no sentido vertical, ou seja, <text:span text:style-name="T12">vão</text:span> ficar na parte superior</text:p>
      <text:p text:style-name="P29">Com o flex-direction: column; o flex-start vai alinhar os itens <text:span text:style-name="T11">no sentido horizontal, ou seja, os itens vão ficar na esquerda do container</text:span></text:p>
      <text:p text:style-name="P13">___________________________</text:p>
      <text:h text:style-name="P78" text:outline-level="3">flex-<text:span text:style-name="T11">end</text:span>:</text:h>
      <text:p text:style-name="P46">align-items: flex-start;</text:p>
      <text:p text:style-name="P46">Vai alinhar os itens no final do container no sentido vertical, ou seja, vão ficar <text:span text:style-name="T12">na parte inferior do container</text:span></text:p>
      <text:p text:style-name="P30">Com o flex-direction: column; o flex-<text:span text:style-name="T12">end vai alinhar os itens no sentido horizontal, ou seja, os itens vão ficar na direita do container</text:span></text:p>
      <text:p text:style-name="P14">___________________________</text:p>
      <text:h text:style-name="P79" text:outline-level="3"><text:span text:style-name="T6">center</text:span>:</text:h>
      <text:p text:style-name="P47">align-items: <text:span text:style-name="T12">center</text:span>;</text:p>
      <text:p text:style-name="P50">Vai alinhar os itens no centro do container no sentido vertical, ou seja, ele vai centralizar verticalmente</text:p>
      <text:p text:style-name="P38">Com o flex-direction: column; o center vai <text:s/><text:span text:style-name="T13">alinhar os itens no centro no sentido horizontal, ou seja, ele vai centralizar horizontalmente</text:span></text:p>
      <text:p text:style-name="P15">___________________________</text:p>
      <text:h text:style-name="P80" text:outline-level="3"><text:span text:style-name="T13">stretch</text:span>:</text:h>
      <text:p text:style-name="P48">align-items: <text:span text:style-name="T13">stretch</text:span>;</text:p>
      <text:p text:style-name="P50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52">Basicamente ele estica o item, em coluna ou em linha, depende do flex-direction</text:p>
      <text:p text:style-name="P39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16">___________________________</text:p>
      <text:h text:style-name="P81" text:outline-level="3"><text:span text:style-name="T15">baseline</text:span>:</text:h>
      <text:p text:style-name="P49">align-items: <text:span text:style-name="T15">baseline</text:span>;</text:p>
      <text:p text:style-name="P57">vai alinhar o texto dentro do container a partir da base da primeira linha de texto de cada</text:p>
      <text:p text:style-name="P40"><text:soft-page-break/>Com o flex-direction: column; <text:span text:style-name="T16">a baseline vai ter o mesmo comportamento só que horizontal</text:span></text:p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72" text:outline-level="1">Align-<text:span text:style-name="T17">content</text:span></text:h>
      <text:p text:style-name="P51">O align-content só vai funcionar se o container estiver com o flex-wrap: <text:span text:style-name="T18">wrap; </text:span></text:p>
      <text:p text:style-name="P51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53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53">O align content usa os mesmos valores que o justify content, a diferença é os itens serão alinhados ao contrario, quando o flex-direction estiver com o valor padrão (row), o justify-content vai alinhar 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33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4">O valor padrão pro align-content é o stretch</text:p>
      <text:p text:style-name="Standard">align-content: stretch;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________________________________________________________________________________</text:p>
      <text:h text:style-name="P67" text:outline-level="1">Propriedade dos <text:span text:style-name="T21">Itens</text:span></text:h>
      <text:p text:style-name="P56">Todas as propriedades aplicadas nos items do container</text:p>
      <text:h text:style-name="P65" text:outline-level="1">Order</text:h>
      <text:p text:style-name="P55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8">Order: <text:s/>;</text:p>
      <text:p text:style-name="P9">___________________________</text:p>
      <text:p text:style-name="P55">Os valores tambem correspondem a ordem, você pode botar o item 4 na posição 1 e o item 1 na posição quatro, basta fazer o seguinte:</text:p>
      <text:p text:style-name="P55">item 1 {</text:p>
      <text:p text:style-name="P55">order: 4;</text:p>
      <text:p text:style-name="P55">}</text:p>
      <text:p text:style-name="P55">item 4 {<text:line-break/>order: 1;</text:p>
      <text:p text:style-name="P55">}</text:p>
      <text:p text:style-name="P55">Pronto, o resto fica facil agora, basta seguir essa linha de raciocinio (lembrando que a ordem tem que fazer sentido, se não não vai ficar do jeito que você quer)</text:p>
      <text:p text:style-name="P9">________________________________________________________________________________</text:p>
      <text:h text:style-name="P65" text:outline-level="1">Flex-grow</text:h>
      <text:p text:style-name="P58">Flex-grow define se o item deve crescer se necessario</text:p>
      <text:p text:style-name="P19">___________________________</text:p>
      <text:p text:style-name="P58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8">flex-grow: <text:s/>;</text:p>
      <text:p text:style-name="P19">________________________________________________________________________________</text:p>
      <text:h text:style-name="P68" text:outline-level="1">Flex-<text:span text:style-name="T22">shrink</text:span></text:h>
      <text:p text:style-name="P59">Flex-shrink define a habilidade do item de incolher dentro do container, ela recebe valores numericos e tem o comportamento parecido com o flex-grow</text:p>
      <text:p text:style-name="P20"><text:soft-page-break/>________________________________________________________________________________</text:p>
      <text:h text:style-name="P69" text:outline-level="1">Flex-<text:span text:style-name="T23">basis</text:span></text:h>
      <text:p text:style-name="P62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61">essa propriedade recebe os valores auto, content e numeros <text:span text:style-name="T25">em px, %, em, rem etc.</text:span></text:p>
      <text:p text:style-name="P22">________________________________________________________________________________</text:p>
      <text:h text:style-name="P70" text:outline-level="1">Flex</text:h>
      <text:p text:style-name="P63">Flex é um shorthand <text:span text:style-name="T26">pra flex-grow, flex-shrink e flex-basis que permite declarar os valores dessas 3 propriedades de uma só vez nessa ordem</text:span></text:p>
      <text:p text:style-name="P60">flex: [flex-grow<text:span text:style-name="T27">] </text:span><text:s/>[flex-shrink] <text:s/>[flex-basis];</text:p>
      <text:p text:style-name="P23">________________________________________________________________________________</text:p>
      <text:h text:style-name="P73" text:outline-level="1">Align-self</text:h>
      <text:p text:style-name="P60">A função dela é alinhar um único item no contaner, <text:span text:style-name="T28">um item especifico</text:span>, ela tem os mesmos valores que o align-item</text:p>
      <text:p text:style-name="P64">align-self: <text:s/>;</text:p>
      <text:p text:style-name="P24">________________________________________________________________________________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3T06:28:32.774302064</dc:date>
    <meta:editing-duration>PT10H38M30S</meta:editing-duration>
    <meta:editing-cycles>5</meta:editing-cycles>
    <meta:generator>LibreOffice/7.3.2.2$Linux_X86_64 LibreOffice_project/30$Build-2</meta:generator>
    <meta:document-statistic meta:table-count="0" meta:image-count="0" meta:object-count="0" meta:page-count="8" meta:paragraph-count="162" meta:word-count="1645" meta:character-count="11450" meta:non-whitespace-character-count="9952"/>
  </office:meta>
</office:document-meta>
</file>